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style:line-height-at-least="0.953cm" fo:orphans="2" fo:widows="2" fo:text-indent="0cm" style:auto-text-indent="false"/>
      <style:text-properties fo:font-variant="normal" fo:text-transform="none" fo:color="#292929" style:font-name="sohne" fo:font-size="22.5pt" fo:letter-spacing="normal" fo:font-style="normal" fo:font-weight="normal"/>
    </style:style>
    <style:style style:name="P2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size="15pt" style:font-size-asian="15pt" style:font-size-complex="15pt"/>
    </style:style>
    <style:style style:name="P4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92929" style:font-name="charter" fo:font-size="15.75pt" fo:font-style="normal" fo:font-weight="normal"/>
    </style:style>
    <style:style style:name="P5" style:family="paragraph" style:parent-style-name="Text_20_body">
      <style:text-properties fo:font-size="15pt" officeooo:paragraph-rsid="001c0bc3" style:font-size-asian="15pt" style:font-size-complex="15pt"/>
    </style:style>
    <style:style style:name="P6" style:family="paragraph" style:parent-style-name="Text_20_body">
      <style:text-properties officeooo:rsid="00275342" officeooo:paragraph-rsid="00275342"/>
    </style:style>
    <style:style style:name="P7" style:family="paragraph" style:parent-style-name="Text_20_body">
      <style:text-properties officeooo:paragraph-rsid="0028bbe7"/>
    </style:style>
    <style:style style:name="P8" style:family="paragraph" style:parent-style-name="Text_20_body">
      <style:text-properties officeooo:rsid="0028bbe7" officeooo:paragraph-rsid="0028bbe7"/>
    </style:style>
    <style:style style:name="P9" style:family="paragraph" style:parent-style-name="Text_20_body">
      <style:text-properties officeooo:rsid="0028d1ec" officeooo:paragraph-rsid="0028d1ec"/>
    </style:style>
    <style:style style:name="P10" style:family="paragraph" style:parent-style-name="Preformatted_20_Text">
      <style:text-properties officeooo:paragraph-rsid="00275342"/>
    </style:style>
    <style:style style:name="P11" style:family="paragraph" style:parent-style-name="Preformatted_20_Text">
      <style:text-properties officeooo:rsid="00275342" officeooo:paragraph-rsid="00275342"/>
    </style:style>
    <style:style style:name="P12" style:family="paragraph" style:parent-style-name="Preformatted_20_Text">
      <style:text-properties officeooo:paragraph-rsid="0028bbe7"/>
    </style:style>
    <style:style style:name="P13" style:family="paragraph" style:parent-style-name="Preformatted_20_Text">
      <style:text-properties officeooo:rsid="0028d1ec" officeooo:paragraph-rsid="0028d1ec"/>
    </style:style>
    <style:style style:name="P14" style:family="paragraph" style:parent-style-name="Preformatted_20_Text">
      <style:text-properties officeooo:rsid="002ac62b" officeooo:paragraph-rsid="002ac62b"/>
    </style:style>
    <style:style style:name="P15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72822"/>
    </style:style>
    <style:style style:name="P16" style:family="paragraph" style:parent-style-name="Standard">
      <style:text-properties officeooo:paragraph-rsid="0028bbe7"/>
    </style:style>
    <style:style style:name="P17" style:family="paragraph" style:parent-style-name="Standard">
      <style:text-properties officeooo:paragraph-rsid="0028d1ec"/>
    </style:style>
    <style:style style:name="P18" style:family="paragraph" style:parent-style-name="Preformatted_20_Text">
      <style:text-properties officeooo:paragraph-rsid="002c41ea"/>
    </style:style>
    <style:style style:name="P19" style:family="paragraph" style:parent-style-name="Text_20_body">
      <style:text-properties officeooo:rsid="002c41ea" officeooo:paragraph-rsid="002c41ea"/>
    </style:style>
    <style:style style:name="T1" style:family="text">
      <style:text-properties fo:font-variant="normal" fo:text-transform="none" fo:color="#292929" style:font-name="charter" fo:font-size="15.75pt" fo:font-style="normal" fo:font-weight="bold"/>
    </style:style>
    <style:style style:name="T2" style:family="text">
      <style:text-properties officeooo:rsid="0018d7e1"/>
    </style:style>
    <style:style style:name="T3" style:family="text">
      <style:text-properties officeooo:rsid="001dba29"/>
    </style:style>
    <style:style style:name="T4" style:family="text">
      <style:text-properties officeooo:rsid="001df80d"/>
    </style:style>
    <style:style style:name="T5" style:family="text">
      <style:text-properties fo:font-weight="normal"/>
    </style:style>
    <style:style style:name="T6" style:family="text">
      <style:text-properties officeooo:rsid="00269604"/>
    </style:style>
    <style:style style:name="T7" style:family="text">
      <style:text-properties officeooo:rsid="00275342"/>
    </style:style>
    <style:style style:name="T8" style:family="text">
      <style:text-properties officeooo:rsid="0028bbe7"/>
    </style:style>
    <style:style style:name="T9" style:family="text">
      <style:text-properties officeooo:rsid="0028d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e5d4"/>GUVI: Zen Class — Part 1:<text:span text:style-name="Strong_20_Emphasis"><text:span text:style-name="T5">Find the culprits and nail them — debugging javascript</text:span></text:span></text:h>
      <text:p text:style-name="P4"><text:bookmark text:name="1830"/>Once you are familiar with basic syntax you can reinforce your understanding by solving these simple snippets</text:p>
      <text:p text:style-name="P2"><text:bookmark text:name="62b2"/><text:span text:style-name="Strong_20_Emphasis"><text:span text:style-name="T1">Find the culprit</text:span></text:span></text:p>
      <text:p text:style-name="P4"><text:bookmark text:name="9458"/>fix.html</text:p>
      <text:p text:style-name="Preformatted_20_Text"><text:bookmark text:name="43fa"/>&lt;!DOCTYPE html&gt;</text:p>
      <text:p text:style-name="Preformatted_20_Text">&lt;html&gt;</text:p>
      <text:p text:style-name="Preformatted_20_Text">&lt;body&gt;</text:p>
      <text:p text:style-name="Preformatted_20_Text"><text:s/>&lt;script&gt;</text:p>
      <text:p text:style-name="Preformatted_20_Text"><text:s/>alert( “I’m JavaScript!’);</text:p>
      <text:p text:style-name="Preformatted_20_Text"><text:s/>&lt;/script&gt;</text:p>
      <text:p text:style-name="Preformatted_20_Text"><text:s/>Whats the error in this ?</text:p>
      <text:p text:style-name="Preformatted_20_Text">&lt;/body&gt;</text:p>
      <text:p text:style-name="Preformatted_20_Text">&lt;/html&gt;</text:p>
      <text:p text:style-name="P10"/>
      <text:p text:style-name="P11">ans : &lt;!DOCTYPE html&gt;</text:p>
      <text:p text:style-name="P10">&lt;html&gt;</text:p>
      <text:p text:style-name="P10">&lt;body&gt;</text:p>
      <text:p text:style-name="P10"><text:s/>&lt;script&gt;</text:p>
      <text:p text:style-name="P10"><text:s/>alert( “I’m JavaScript!”);</text:p>
      <text:p text:style-name="P10"><text:s/>&lt;/script&gt;</text:p>
      <text:p text:style-name="P10"><text:s/><text:span text:style-name="T6">&lt;p&gt;</text:span> Whats the error in this ?<text:span text:style-name="T6">&lt;/p&gt;</text:span></text:p>
      <text:p text:style-name="P10">&lt;/body&gt;</text:p>
      <text:p text:style-name="P10">&lt;/html&gt;</text:p>
      <text:p text:style-name="P11"/>
      <text:p text:style-name="Text_20_body"/>
      <text:p text:style-name="Text_20_body"><text:bookmark text:name="e165"/><text:span text:style-name="Strong_20_Emphasis">Find the culprit and invoke the alert</text:span></text:p>
      <text:p text:style-name="Text_20_body"><text:bookmark text:name="7da8"/>fix.html</text:p>
      <text:p text:style-name="Preformatted_20_Text"><text:bookmark text:name="83e7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5dda"/>scripts.js</text:p>
      <text:p text:style-name="Preformatted_20_Text"><text:bookmark text:name="0678"/>alert(“I’m invoked!”);</text:p>
      <text:p text:style-name="Preformatted_20_Text"/>
      <text:p text:style-name="Preformatted_20_Text"/>
      <text:p text:style-name="P6">ans: <text:s/>I m invoked</text:p>
      <text:p text:style-name="Text_20_body"><text:bookmark text:name="59a1"/><text:span text:style-name="Strong_20_Emphasis">Explain the below how it works</text:span></text:p>
      <text:p text:style-name="Text_20_body"><text:bookmark text:name="3fde"/>explain.html</text:p>
      <text:p text:style-name="Preformatted_20_Text"><text:bookmark text:name="c2bc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<text:soft-page-break/>&lt;/body&gt;</text:p>
      <text:p text:style-name="Preformatted_20_Text">&lt;/html&gt;</text:p>
      <text:p text:style-name="Text_20_body"><text:bookmark text:name="e8e0"/>s<text:bookmark text:name="rmm"/>cript.js</text:p>
      <text:p text:style-name="Preformatted_20_Text"><text:bookmark text:name="0eb8"/>alert("I'm JavaScript!");</text:p>
      <text:p text:style-name="Preformatted_20_Text">alert('Hello') // this line is not having semicolon</text:p>
      <text:p text:style-name="Preformatted_20_Text">alert(`Wor</text:p>
      <text:p text:style-name="Preformatted_20_Text"><text:s/>ld`)</text:p>
      <text:p text:style-name="Preformatted_20_Text">alert(3 +</text:p>
      <text:p text:style-name="Preformatted_20_Text">1</text:p>
      <text:p text:style-name="Preformatted_20_Text">+ 2); // this is multiple line code and its working</text:p>
      <text:p text:style-name="Preformatted_20_Text"/>
      <text:p text:style-name="P11">Ans : I'm JavaScript!</text:p>
      <text:p text:style-name="P11"><text:s text:c="6"/>Hello</text:p>
      <text:p text:style-name="P11"><text:s text:c="6"/>World </text:p>
      <text:p text:style-name="P11"><text:s text:c="6"/>6 </text:p>
      <text:p text:style-name="Text_20_body"/>
      <text:p text:style-name="Text_20_body"><text:bookmark text:name="1a41"/><text:span text:style-name="Strong_20_Emphasis">Fix the below to alert </text:span>Guvi geek</text:p>
      <text:p text:style-name="Text_20_body"><text:bookmark text:name="895a"/>fix.html</text:p>
      <text:p text:style-name="Preformatted_20_Text"><text:bookmark text:name="3c24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085b"/>script.js</text:p>
      <text:p text:style-name="Preformatted_20_Text"><text:bookmark text:name="0699"/>let admin=9, fname=10.5; </text:p>
      <text:p text:style-name="Preformatted_20_Text">fname = "Guvi";</text:p>
      <text:p text:style-name="Preformatted_20_Text">lname = "geek"</text:p>
      <text:p text:style-name="P10">admin = fname+lname;</text:p>
      <text:p text:style-name="P10">alert( admin ); </text:p>
      <text:p text:style-name="P10"/>
      <text:p text:style-name="P6">Ans: "Guvi geek"</text:p>
      <text:p text:style-name="Text_20_body"><text:bookmark text:name="f325"/><text:span text:style-name="Strong_20_Emphasis">Fix the below to alert </text:span>hello Guvi geek</text:p>
      <text:p text:style-name="Text_20_body"><text:bookmark text:name="3f23"/>fix.html</text:p>
      <text:p text:style-name="Preformatted_20_Text"><text:bookmark text:name="148d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c608"/>script.js</text:p>
      <text:p text:style-name="Preformatted_20_Text"><text:bookmark text:name="761b"/>let fname=10.5; </text:p>
      <text:p text:style-name="Preformatted_20_Text">fname = "Guvi";</text:p>
      <text:p text:style-name="P10">lname = "geek"<text:bookmark text:name="e5f7"/>;</text:p>
      <text:p text:style-name="P10">let name = fname+lname;</text:p>
      <text:p text:style-name="P10"><text:bookmark text:name="a68e"/>alert( 'hello ${name}' );</text:p>
      <text:p text:style-name="P11"/>
      <text:p text:style-name="Preformatted_20_Text"><text:span text:style-name="T7">Ans:</text:span> <text:s/>let fname=10.5; </text:p>
      <text:p text:style-name="Standard">fname = "Guvi";</text:p>
      <text:p text:style-name="Standard">lname = "geek"</text:p>
      <text:p text:style-name="Standard">let name = fname+lname;</text:p>
      <text:p text:style-name="Standard">alert( `hello ${name}` );</text:p>
      <text:p text:style-name="Preformatted_20_Text"/>
      <text:p text:style-name="P11"/>
      <text:p text:style-name="P11"><text:soft-page-break/></text:p>
      <text:p text:style-name="Text_20_body"><text:bookmark text:name="f682"/>— — — — — — — — — — — — — — — — — — — — — — — — — — — — — — -</text:p>
      <text:p text:style-name="Text_20_body"><text:bookmark text:name="3628"/><text:span text:style-name="Strong_20_Emphasis">Fix the below to alert sum of two numbers</text:span></text:p>
      <text:p text:style-name="Text_20_body"><text:bookmark text:name="e23a"/>fix.html</text:p>
      <text:p text:style-name="Preformatted_20_Text"><text:bookmark text:name="222f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7eb6"/>script.js</text:p>
      <text:p text:style-name="Preformatted_20_Text"><text:bookmark text:name="d5b6"/>let a = prompt("First number?");</text:p>
      <text:p text:style-name="Preformatted_20_Text">let b = prompt("Second number?");</text:p>
      <text:p text:style-name="Preformatted_20_Text">alert(a + b);</text:p>
      <text:p text:style-name="Preformatted_20_Text"/>
      <text:p text:style-name="Preformatted_20_Text"><text:span text:style-name="T8">Ans: </text:span>let a = parseInt(prompt("First number?"));</text:p>
      <text:p text:style-name="Standard">let b = parseInt(prompt("Second number?"));</text:p>
      <text:p text:style-name="Standard">alert(a + b);</text:p>
      <text:p text:style-name="Preformatted_20_Text"/>
      <text:p text:style-name="Text_20_body"/>
      <text:p text:style-name="Text_20_body"><text:bookmark text:name="f0aa"/><text:span text:style-name="Strong_20_Emphasis">Fix the below to alert sum of two numbers</text:span></text:p>
      <text:p text:style-name="Text_20_body"><text:bookmark text:name="4e41"/>fix.html</text:p>
      <text:p text:style-name="Preformatted_20_Text"><text:bookmark text:name="2861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e08c"/>script.js</text:p>
      <text:p text:style-name="Preformatted_20_Text"><text:bookmark text:name="234d"/>let a = prompt("First number?");</text:p>
      <text:p text:style-name="Preformatted_20_Text">let b = prompt("Second number?");</text:p>
      <text:p text:style-name="Preformatted_20_Text">alert(a + b);</text:p>
      <text:p text:style-name="P12"><text:span text:style-name="T8">Ans: </text:span><text:bookmark text:name="e33c"/><text:span text:style-name="T8">l</text:span>et a = parseInt(prompt("First number?"));</text:p>
      <text:p text:style-name="P16">let b = parseInt(prompt("Second number?"));</text:p>
      <text:p text:style-name="P16">alert(a + b);</text:p>
      <text:p text:style-name="P12"/>
      <text:p text:style-name="P7"/>
      <text:p text:style-name="Text_20_body"><text:bookmark text:name="f780"/><text:span text:style-name="Strong_20_Emphasis">If you run the below scritpt you will get “</text:span>Code is Blasted<text:span text:style-name="Strong_20_Emphasis">”</text:span></text:p>
      <text:p text:style-name="Text_20_body"><text:bookmark text:name="db28"/><text:span text:style-name="Strong_20_Emphasis">Explain Why the Code is blasted and how to diffuse it and get “</text:span>Diffused<text:span text:style-name="Strong_20_Emphasis">”.</text:span></text:p>
      <text:p text:style-name="Text_20_body"><text:bookmark text:name="f999"/>fix.html</text:p>
      <text:p text:style-name="Preformatted_20_Text"><text:bookmark text:name="5db7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b75c"/>script.js</text:p>
      <text:p text:style-name="Preformatted_20_Text"><text:bookmark text:name="99b8"/>var a = "2" &gt; "12";<text:bookmark text:name="810b"/>//Don't touch below this</text:p>
      <text:p text:style-name="Preformatted_20_Text">if (a) {</text:p>
      <text:p text:style-name="Preformatted_20_Text"><text:s text:c="2"/>console.log("Code is Blasted")</text:p>
      <text:p text:style-name="Preformatted_20_Text"><text:soft-page-break/>}</text:p>
      <text:p text:style-name="Preformatted_20_Text">else</text:p>
      <text:p text:style-name="Preformatted_20_Text">{</text:p>
      <text:p text:style-name="Preformatted_20_Text"><text:s text:c="2"/>console.log("Diffused") </text:p>
      <text:p text:style-name="Preformatted_20_Text">}</text:p>
      <text:p text:style-name="P8">Ans : <text:s/></text:p>
      <text:p text:style-name="Standard">var a = "2" &lt; "12";</text:p>
      <text:p text:style-name="Standard">console.log(a);</text:p>
      <text:p text:style-name="Standard">//Don't touch below this</text:p>
      <text:p text:style-name="Standard">if (a) {</text:p>
      <text:p text:style-name="Standard">console.log("Code is Blasted")</text:p>
      <text:p text:style-name="Standard">}</text:p>
      <text:p text:style-name="Standard">else</text:p>
      <text:p text:style-name="Standard">{</text:p>
      <text:p text:style-name="Standard">console.log("Diffused") </text:p>
      <text:p text:style-name="Standard">}</text:p>
      <text:p text:style-name="Text_20_body"/>
      <text:p text:style-name="P8"><text:s/></text:p>
      <text:p text:style-name="Text_20_body"><text:bookmark text:name="1bc9"/><text:span text:style-name="Strong_20_Emphasis">How to get the success in console.</text:span></text:p>
      <text:p text:style-name="Text_20_body"><text:bookmark text:name="33cd"/>fix.html</text:p>
      <text:p text:style-name="Preformatted_20_Text"><text:bookmark text:name="a06f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a7e1"/>script.js</text:p>
      <text:p text:style-name="Preformatted_20_Text"><text:bookmark text:name="9c38"/>let a = prompt("Enter a number?");<text:bookmark text:name="9e26"/>//Don't modify any code below this<text:bookmark text:name="7a21"/>if (a) {</text:p>
      <text:p text:style-name="Preformatted_20_Text"><text:s/>console.log( 'OMG it works for any number inc 0' );</text:p>
      <text:p text:style-name="Preformatted_20_Text">}</text:p>
      <text:p text:style-name="Preformatted_20_Text">else</text:p>
      <text:p text:style-name="Preformatted_20_Text">{</text:p>
      <text:p text:style-name="Preformatted_20_Text"><text:s/>console.log( "Success" );</text:p>
      <text:p text:style-name="Preformatted_20_Text">}</text:p>
      <text:p text:style-name="P8">Ans : </text:p>
      <text:p text:style-name="Standard">let a = prompt("Enter a number?");</text:p>
      <text:p text:style-name="Standard">//Don't modify any code below this</text:p>
      <text:p text:style-name="Standard">if (a) {</text:p>
      <text:p text:style-name="Standard">console.log( 'OMG it works for any number inc 0' );</text:p>
      <text:p text:style-name="Standard">}</text:p>
      <text:p text:style-name="Standard">else</text:p>
      <text:p text:style-name="Standard">{</text:p>
      <text:p text:style-name="Standard">console.log( "Success" );</text:p>
      <text:p text:style-name="Standard">}</text:p>
      <text:p text:style-name="P8"/>
      <text:p text:style-name="P8"/>
      <text:p text:style-name="Text_20_body"><text:bookmark text:name="a5f1"/><text:span text:style-name="Strong_20_Emphasis">How to get the correct score in console.</text:span></text:p>
      <text:p text:style-name="Text_20_body"><text:bookmark text:name="9025"/>fix.html</text:p>
      <text:p text:style-name="Preformatted_20_Text"><text:bookmark text:name="c615"/><text:soft-page-break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a5c6"/>script.js</text:p>
      <text:p text:style-name="Preformatted_20_Text"><text:bookmark text:name="3357"/>let value = prompt('How many runs you scored in this ball');</text:p>
      <text:p text:style-name="Preformatted_20_Text">if (value === 4) {</text:p>
      <text:p text:style-name="Preformatted_20_Text"><text:s text:c="6"/>console.log("You hit a Four");</text:p>
      <text:p text:style-name="Preformatted_20_Text">} else if (value === 6) {</text:p>
      <text:p text:style-name="Preformatted_20_Text"><text:s text:c="6"/>console.log("You hit a Six");</text:p>
      <text:p text:style-name="Preformatted_20_Text">} else {</text:p>
      <text:p text:style-name="Preformatted_20_Text"><text:s text:c="6"/>console.log("I couldn't figure out");</text:p>
      <text:p text:style-name="Preformatted_20_Text">}</text:p>
      <text:p text:style-name="Text_20_body"/>
      <text:p text:style-name="Text_20_body"><text:span text:style-name="T8">Ans: </text:span>let value = parseInt(prompt('How many runs you scored in this ball'));</text:p>
      <text:p text:style-name="Standard">if (value === 4) {</text:p>
      <text:p text:style-name="Standard">console.log("You hit a Four");</text:p>
      <text:p text:style-name="Standard">} else if (value === 6) {</text:p>
      <text:p text:style-name="Standard">console.log("You hit a Six");</text:p>
      <text:p text:style-name="Standard">} else {</text:p>
      <text:p text:style-name="Standard">console.log("I couldn't figure out");</text:p>
      <text:p text:style-name="Standard">}</text:p>
      <text:p text:style-name="Text_20_body"/>
      <text:p text:style-name="Text_20_body"/>
      <text:p text:style-name="Text_20_body"><text:bookmark text:name="2798"/><text:span text:style-name="Strong_20_Emphasis">Fix the code to welcome the Employee</text:span></text:p>
      <text:p text:style-name="Text_20_body"><text:bookmark text:name="e5d7"/>fix.html</text:p>
      <text:p text:style-name="Preformatted_20_Text"><text:bookmark text:name="69a2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d165"/>script.js</text:p>
      <text:p text:style-name="Preformatted_20_Text"><text:bookmark text:name="6ad0"/>let login = 'Employee';</text:p>
      <text:p text:style-name="Preformatted_20_Text">let message = (login == 'Employee') ? :</text:p>
      <text:p text:style-name="Preformatted_20_Text"><text:s text:c="2"/>(login == 'Director') ? 'Greetings' :</text:p>
      <text:p text:style-name="Preformatted_20_Text"><text:s text:c="2"/>(login == '') ? 'No login' :</text:p>
      <text:p text:style-name="Preformatted_20_Text"><text:s text:c="2"/>'';<text:bookmark text:name="a315"/>console.log(message);</text:p>
      <text:p text:style-name="P8">Ans: </text:p>
      <text:p text:style-name="Standard">let login = 'Employee';</text:p>
      <text:p text:style-name="Standard">let message = (login == 'Employee') ? 'Greetings':'No login';</text:p>
      <text:p text:style-name="Standard">console.log(message);</text:p>
      <text:p text:style-name="Standard"/>
      <text:p text:style-name="P8"/>
      <text:p text:style-name="Text_20_body"><text:bookmark text:name="86c5"/><text:span text:style-name="Strong_20_Emphasis">Fix the code to welcome the boss</text:span></text:p>
      <text:p text:style-name="Text_20_body"><text:bookmark text:name="e0be"/>fix.html</text:p>
      <text:p text:style-name="Preformatted_20_Text"><text:bookmark text:name="aa5d"/>&lt;!DOCTYPE html&gt;</text:p>
      <text:p text:style-name="Preformatted_20_Text"><text:soft-page-break/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524f"/>script.js</text:p>
      <text:p text:style-name="Preformatted_20_Text"><text:bookmark text:name="357a"/>// You cant change the value of the msg</text:p>
      <text:p text:style-name="Preformatted_20_Text">let message;<text:bookmark text:name="6bf4"/>if (null || 2 || undefined )</text:p>
      <text:p text:style-name="Preformatted_20_Text">{</text:p>
      <text:p text:style-name="Preformatted_20_Text"><text:s/>let message = "welcome boss";</text:p>
      <text:p text:style-name="Preformatted_20_Text">}</text:p>
      <text:p text:style-name="Preformatted_20_Text">else</text:p>
      <text:p text:style-name="Preformatted_20_Text">{</text:p>
      <text:p text:style-name="Preformatted_20_Text"><text:s/>let message = "Go away";</text:p>
      <text:p text:style-name="Preformatted_20_Text">}</text:p>
      <text:p text:style-name="Preformatted_20_Text"><text:s text:c="2"/>console.log(message);</text:p>
      <text:p text:style-name="P8">Ans: </text:p>
      <text:p text:style-name="P8"/>
      <text:p text:style-name="Text_20_body"><text:bookmark text:name="98d0"/><text:span text:style-name="Strong_20_Emphasis">Fix the code to welcome the boss</text:span></text:p>
      <text:p text:style-name="Text_20_body"><text:bookmark text:name="7664"/>fix.html</text:p>
      <text:p text:style-name="Preformatted_20_Text"><text:bookmark text:name="874e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07af"/>script.js</text:p>
      <text:p text:style-name="Preformatted_20_Text"><text:bookmark text:name="e5e9"/>let message;</text:p>
      <text:p text:style-name="Preformatted_20_Text">let lock = 2;<text:bookmark text:name="9254"/>//Dont change any code below this <text:bookmark text:name="c738"/>if (null || lock || undefined )</text:p>
      <text:p text:style-name="Preformatted_20_Text">{</text:p>
      <text:p text:style-name="Preformatted_20_Text"><text:s text:c="2"/>message = "Go away";</text:p>
      <text:p text:style-name="Preformatted_20_Text">}</text:p>
      <text:p text:style-name="Preformatted_20_Text">else</text:p>
      <text:p text:style-name="Preformatted_20_Text">{</text:p>
      <text:p text:style-name="Preformatted_20_Text"><text:s/>message = "welcome";</text:p>
      <text:p text:style-name="Preformatted_20_Text">}</text:p>
      <text:p text:style-name="Preformatted_20_Text"><text:s text:c="2"/>console.log(message);</text:p>
      <text:p text:style-name="Text_20_body"><text:span text:style-name="T8">Ans: </text:span>let message;</text:p>
      <text:p text:style-name="Standard">let lock = 0;</text:p>
      <text:p text:style-name="Standard">//Dont change any code below this </text:p>
      <text:p text:style-name="Standard">if (null || lock || undefined )</text:p>
      <text:p text:style-name="Standard">{</text:p>
      <text:p text:style-name="Standard">message = "Go away";</text:p>
      <text:p text:style-name="Standard">}</text:p>
      <text:p text:style-name="Standard">else</text:p>
      <text:p text:style-name="Standard">{</text:p>
      <text:p text:style-name="Standard">message = "welcome";</text:p>
      <text:p text:style-name="Standard">}</text:p>
      <text:p text:style-name="Standard">console.log(message);</text:p>
      <text:p text:style-name="Standard"/>
      <text:p text:style-name="P8"/>
      <text:p text:style-name="P8"/>
      <text:p text:style-name="Text_20_body"><text:bookmark text:name="c362"/><text:soft-page-break/><text:span text:style-name="Strong_20_Emphasis">Fix the code to welcome the boss</text:span></text:p>
      <text:p text:style-name="Text_20_body"><text:bookmark text:name="02eb"/>fix.html</text:p>
      <text:p text:style-name="Preformatted_20_Text"><text:bookmark text:name="cad2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b5ef"/>script.js</text:p>
      <text:p text:style-name="Preformatted_20_Text"><text:bookmark text:name="1257"/>let message;</text:p>
      <text:p text:style-name="Preformatted_20_Text">let lock = 2;<text:bookmark text:name="0121"/>//Dont change any code below this<text:bookmark text:name="5844"/>if (lock &amp;&amp; " " || undefined )</text:p>
      <text:p text:style-name="Preformatted_20_Text">{</text:p>
      <text:p text:style-name="Preformatted_20_Text"><text:s text:c="2"/>message = "Go away";</text:p>
      <text:p text:style-name="Preformatted_20_Text">}</text:p>
      <text:p text:style-name="Preformatted_20_Text">else</text:p>
      <text:p text:style-name="Preformatted_20_Text">{</text:p>
      <text:p text:style-name="Preformatted_20_Text"><text:s/>message = "welcome";</text:p>
      <text:p text:style-name="Preformatted_20_Text">}</text:p>
      <text:p text:style-name="Preformatted_20_Text">console.log(message);</text:p>
      <text:p text:style-name="Text_20_body"><text:span text:style-name="T8">Ans:</text:span> let message;</text:p>
      <text:p text:style-name="Standard">let lock = '';</text:p>
      <text:p text:style-name="Standard">//Dont change any code below this</text:p>
      <text:p text:style-name="Standard">if (lock &amp;&amp; " " || undefined )</text:p>
      <text:p text:style-name="Standard">{</text:p>
      <text:p text:style-name="Standard">message = "Go away";</text:p>
      <text:p text:style-name="Standard">}</text:p>
      <text:p text:style-name="Standard">else</text:p>
      <text:p text:style-name="Standard">{</text:p>
      <text:p text:style-name="Standard">message = "welcome";</text:p>
      <text:p text:style-name="Standard">}</text:p>
      <text:p text:style-name="Standard">console.log(message);</text:p>
      <text:p text:style-name="P8"/>
      <text:p text:style-name="P8"/>
      <text:p text:style-name="Text_20_body"><text:bookmark text:name="338d"/><text:span text:style-name="Strong_20_Emphasis">Change the code to print</text:span></text:p>
      <text:p text:style-name="Text_20_body"><text:bookmark text:name="91c0"/>3</text:p>
      <text:p text:style-name="Text_20_body"><text:bookmark text:name="ba8d"/>2</text:p>
      <text:p text:style-name="Text_20_body"><text:bookmark text:name="f46f"/>1</text:p>
      <text:p text:style-name="Text_20_body"><text:bookmark text:name="8862"/>fix.html</text:p>
      <text:p text:style-name="Preformatted_20_Text"><text:bookmark text:name="1376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ba0c"/>script.js</text:p>
      <text:p text:style-name="Preformatted_20_Text"><text:bookmark text:name="4d66"/>//You can change only 2 characters<text:bookmark text:name="5de7"/>let i = 3;<text:bookmark text:name="019f"/>while (i) {</text:p>
      <text:p text:style-name="Preformatted_20_Text"><text:s text:c="2"/>console.log( --i );</text:p>
      <text:p text:style-name="Preformatted_20_Text">}</text:p>
      <text:p text:style-name="Text_20_body"><text:span text:style-name="T8">Ans :</text:span>let i = 3;</text:p>
      <text:p text:style-name="Standard"><text:soft-page-break/>while (i) {</text:p>
      <text:p text:style-name="Standard">console.log( i-- );</text:p>
      <text:p text:style-name="Standard">}</text:p>
      <text:p text:style-name="P15"/>
      <text:p text:style-name="P8"/>
      <text:p text:style-name="P8"/>
      <text:p text:style-name="Text_20_body"><text:bookmark text:name="379e"/><text:span text:style-name="Strong_20_Emphasis">Change the code to print 1 to 10 in 4 lines</text:span></text:p>
      <text:p text:style-name="Text_20_body"><text:bookmark text:name="3ba6"/>fix.html</text:p>
      <text:p text:style-name="Preformatted_20_Text"><text:bookmark text:name="7430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d06e"/>script.js</text:p>
      <text:p text:style-name="Preformatted_20_Text"><text:bookmark text:name="bf0f"/>let num 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reformatted_20_Text">num += 1</text:p>
      <text:p text:style-name="Preformatted_20_Text">console.log(num)</text:p>
      <text:p text:style-name="P14">1 2 3 4</text:p>
      <text:p text:style-name="P14"/>
      <text:p text:style-name="P19">Ans : fix.html</text:p>
      <text:p text:style-name="P18"><text:bookmark text:name="74301"/>&lt;!DOCTYPE html&gt;</text:p>
      <text:p text:style-name="P18">&lt;html&gt;</text:p>
      <text:p text:style-name="P18">&lt;body&gt;</text:p>
      <text:p text:style-name="P18"><text:s/>&lt;script src=”script.js”&gt;&lt;/script&gt;</text:p>
      <text:p text:style-name="P18">&lt;/body&gt;</text:p>
      <text:p text:style-name="P18">&lt;/html&gt;</text:p>
      <text:p text:style-name="P19"><text:bookmark text:name="d06e1"/>script.js</text:p>
      <text:p text:style-name="P19">for(var i= 1;i&lt;=10;i++){</text:p>
      <text:p text:style-name="P19">console.log(i);}</text:p>
      <text:p text:style-name="P19"/>
      <text:p text:style-name="Text_20_body"><text:bookmark text:name="4c61"/><text:span text:style-name="Strong_20_Emphasis">Change the code to print even numbers</text:span></text:p>
      <text:p text:style-name="Text_20_body"><text:bookmark text:name="9c27"/>fix.html</text:p>
      <text:p text:style-name="Preformatted_20_Text"><text:bookmark text:name="21d6"/>&lt;!DOCTYPE html&gt;</text:p>
      <text:p text:style-name="Preformatted_20_Text"><text:soft-page-break/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06ab"/>script.js</text:p>
      <text:p text:style-name="Preformatted_20_Text"><text:bookmark text:name="29ca"/>//You are allowed to modify only one character <text:bookmark text:name="b916"/>for (let num = 2; num &lt;= 20; num += 1) {</text:p>
      <text:p text:style-name="Preformatted_20_Text"><text:s text:c="2"/>console.log(num)</text:p>
      <text:p text:style-name="Preformatted_20_Text">}</text:p>
      <text:p text:style-name="Text_20_body"><text:span text:style-name="T9">Ans: </text:span><text:s/>for (let num = 2; num &lt;= 20; num ++) {</text:p>
      <text:p text:style-name="Standard">if(num % 2==0){</text:p>
      <text:p text:style-name="Standard">console.log(num)</text:p>
      <text:p text:style-name="Standard"/>
      <text:p text:style-name="Standard">}</text:p>
      <text:p text:style-name="Standard">}</text:p>
      <text:p text:style-name="Text_20_body"/>
      <text:p text:style-name="P9"/>
      <text:p text:style-name="P9"/>
      <text:p text:style-name="Text_20_body"><text:bookmark text:name="fd12"/><text:span text:style-name="Strong_20_Emphasis">Change the code to print all the gifts</text:span></text:p>
      <text:p text:style-name="Text_20_body"><text:bookmark text:name="3c46"/>fix.html</text:p>
      <text:p text:style-name="Preformatted_20_Text"><text:bookmark text:name="62f5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5ec1"/>script.js</text:p>
      <text:p text:style-name="Preformatted_20_Text"><text:bookmark text:name="84f3"/>let gifts = ["teddy bear", "drone", "doll"];<text:bookmark text:name="c26b"/>for (let i = 0; i &lt; 3; i++) {</text:p>
      <text:p text:style-name="Preformatted_20_Text"><text:s text:c="2"/>console.log('Wrapped ${'gifts[i]'} and added a bow!');</text:p>
      <text:p text:style-name="Preformatted_20_Text">}</text:p>
      <text:p text:style-name="Text_20_body"><text:span text:style-name="T9">Ans :</text:span> <text:s/>let gifts = ["teddy bear", "drone", "doll"];</text:p>
      <text:p text:style-name="Standard">for (let i = 0; i &lt; gifts.length; i++) {</text:p>
      <text:p text:style-name="Standard">console.log(`Wrapped ${gifts[i]} and added a bow!`);</text:p>
      <text:p text:style-name="Standard">}</text:p>
      <text:p text:style-name="P9"/>
      <text:p text:style-name="Text_20_body"><text:bookmark text:name="50bd"/><text:span text:style-name="Strong_20_Emphasis">Fix the code to disarm the bomb.</text:span></text:p>
      <text:p text:style-name="Text_20_body"><text:bookmark text:name="96d9"/>fix.html</text:p>
      <text:p text:style-name="Preformatted_20_Text"><text:bookmark text:name="5b0f"/>&lt;!DOCTYPE html&gt;</text:p>
      <text:p text:style-name="Preformatted_20_Text">&lt;html&gt;</text:p>
      <text:p text:style-name="Preformatted_20_Text">&lt;body&gt;</text:p>
      <text:p text:style-name="Preformatted_20_Text"><text:s/>&lt;script src=”script.js”&gt;&lt;/script&gt;</text:p>
      <text:p text:style-name="Preformatted_20_Text">&lt;/body&gt;</text:p>
      <text:p text:style-name="Preformatted_20_Text">&lt;/html&gt;</text:p>
      <text:p text:style-name="Text_20_body"><text:bookmark text:name="80e4"/>script.js</text:p>
      <text:p text:style-name="Preformatted_20_Text"><text:bookmark text:name="e396"/>let countdown = 100;<text:bookmark text:name="7f96"/>while (countdown &gt; 0) {</text:p>
      <text:p text:style-name="Preformatted_20_Text"><text:s text:c="2"/>countdown--;</text:p>
      <text:p text:style-name="Preformatted_20_Text"><text:s text:c="2"/>if(countdown == 0)</text:p>
      <text:p text:style-name="Preformatted_20_Text"><text:s text:c="2"/>{</text:p>
      <text:p text:style-name="Preformatted_20_Text"><text:soft-page-break/><text:s text:c="3"/>console.log("bomb triggered");</text:p>
      <text:p text:style-name="Preformatted_20_Text"><text:s text:c="2"/>}</text:p>
      <text:p text:style-name="Preformatted_20_Text">}</text:p>
      <text:p text:style-name="Text_20_body"><text:span text:style-name="T9">Ans:</text:span> <text:s/>let countdown = 1;</text:p>
      <text:p text:style-name="Standard">while (countdown &gt; 0) {</text:p>
      <text:p text:style-name="Standard">countdown--;</text:p>
      <text:p text:style-name="Standard"/>
      <text:p text:style-name="Standard">if(countdown != 0)</text:p>
      <text:p text:style-name="Standard">{</text:p>
      <text:p text:style-name="Standard">console.log("bomb triggered");</text:p>
      <text:p text:style-name="Standard">}</text:p>
      <text:p text:style-name="Standard">else {</text:p>
      <text:p text:style-name="Standard">console.log("disarm")</text:p>
      <text:p text:style-name="Standard">}</text:p>
      <text:p text:style-name="Standard">}</text:p>
      <text:p text:style-name="Text_20_body"/>
      <text:p text:style-name="Text_20_body"><text:bookmark text:name="7e9d"/>Whats the msg printed and why?</text:p>
      <text:p text:style-name="Preformatted_20_Text"><text:bookmark text:name="0fb7"/>var lemein = “0”;</text:p>
      <text:p text:style-name="Preformatted_20_Text">var lemeout = 0;</text:p>
      <text:p text:style-name="Preformatted_20_Text">var msg = “”;<text:bookmark text:name="80f0"/>if (lemein) {</text:p>
      <text:p text:style-name="Preformatted_20_Text"><text:s/>msg += “hi”;</text:p>
      <text:p text:style-name="Preformatted_20_Text"><text:s/>}<text:bookmark text:name="96b7"/>if (lemeout) {</text:p>
      <text:p text:style-name="Preformatted_20_Text"><text:s/>msg += ‘Hello’;</text:p>
      <text:p text:style-name="Preformatted_20_Text">}<text:bookmark text:name="2730"/>console.log(msg);</text:p>
      <text:p text:style-name="Text_20_body"><text:bookmark text:name="f646"/>Whats the msg printed and why? Guess you answer before running it.</text:p>
      <text:p text:style-name="P9">Ans: var lemein = "0";</text:p>
      <text:p text:style-name="P17">var lemeout = 0;</text:p>
      <text:p text:style-name="P17">var msg = "";</text:p>
      <text:p text:style-name="P17">if (lemein) {</text:p>
      <text:p text:style-name="P17">msg += "hi";</text:p>
      <text:p text:style-name="P17">}</text:p>
      <text:p text:style-name="P17">if (lemeout) {</text:p>
      <text:p text:style-name="P17">msg += 'Hello';</text:p>
      <text:p text:style-name="P17">}</text:p>
      <text:p text:style-name="P17">console.log(msg);</text:p>
      <text:p text:style-name="P9"/>
      <text:p text:style-name="Preformatted_20_Text"><text:bookmark text:name="b4c7"/>var lemein = “0”;</text:p>
      <text:p text:style-name="Preformatted_20_Text">var lemeout = 0;</text:p>
      <text:p text:style-name="Preformatted_20_Text">var msg = “”;<text:bookmark text:name="5983"/>if (lemein) {</text:p>
      <text:p text:style-name="Preformatted_20_Text"><text:s/>msg += “hi”;</text:p>
      <text:p text:style-name="Preformatted_20_Text"><text:s/>}<text:bookmark text:name="62fd"/>if (lemeout) {</text:p>
      <text:p text:style-name="Preformatted_20_Text"><text:s/>msg += ‘Hello’;</text:p>
      <text:p text:style-name="Preformatted_20_Text">}<text:bookmark text:name="6aa5"/>console.log(msg);</text:p>
      <text:p text:style-name="P13">Ans: </text:p>
      <text:p text:style-name="Standard">var lemein = "0";</text:p>
      <text:p text:style-name="Standard">var lemeout = 0;</text:p>
      <text:p text:style-name="Standard">var msg = "";</text:p>
      <text:p text:style-name="Standard">if (lemein) {</text:p>
      <text:p text:style-name="Standard">msg += "hi";</text:p>
      <text:p text:style-name="Standard">}</text:p>
      <text:p text:style-name="Standard">if (lemeout) {</text:p>
      <text:p text:style-name="Standard">msg += 'Hello';</text:p>
      <text:p text:style-name="Standard"><text:soft-page-break/>}</text:p>
      <text:p text:style-name="Standard">console.log(msg);</text:p>
      <text:p text:style-name="Preformatted_20_Text"/>
      <text:p text:style-name="Text_20_body"/>
      <text:h text:style-name="P1" text:outline-level="1"/>
      <text:h text:style-name="P1" text:outline-level="1"><text:bookmark text:name="4660"/>GUVI: Zen Class — Part 2 : Find the culprits and nail them — debugging javascript loops</text:h>
      <text:p text:style-name="Text_20_body"/>
      <text:p text:style-name="Text_20_body">// 1 Write a code to print the numbers in the array</text:p>
      <text:p text:style-name="Text_20_body"/>
      <text:p text:style-name="Text_20_body"/>
      <text:p text:style-name="Text_20_body">var numsArr = [ 1, 2, 3, 4, 5, 6, 7, 8, 9, 10, 11];</text:p>
      <text:p text:style-name="Text_20_body">var new_string = "";</text:p>
      <text:p text:style-name="Text_20_body"><text:s/></text:p>
      <text:p text:style-name="Text_20_body">for (var i = 0; i &lt;=10; i++) {</text:p>
      <text:p text:style-name="Text_20_body"><text:s/>new_string += <text:s/>numsArr[i] <text:s/>;</text:p>
      <text:p text:style-name="Text_20_body">}</text:p>
      <text:p text:style-name="Text_20_body">console.log(new_string);</text:p>
      <text:p text:style-name="Text_20_body"/>
      <text:p text:style-name="Text_20_body"/>
      <text:p text:style-name="Text_20_body">//2 Write a code to print the numbers in the array</text:p>
      <text:p text:style-name="Text_20_body"/>
      <text:p text:style-name="Text_20_body"/>
      <text:p text:style-name="Text_20_body">var numsArr = [ 1, 2, 3, 4, 5, 6, 7, 8, 9, 10, 11];</text:p>
      <text:p text:style-name="Text_20_body">var new_string = " ";</text:p>
      <text:p text:style-name="Text_20_body"><text:s/></text:p>
      <text:p text:style-name="Text_20_body">for (var i = 0; i &lt;=10; i++) {</text:p>
      <text:p text:style-name="Text_20_body"><text:s text:c="2"/>new_string += numsArr[i] + ',' ;</text:p>
      <text:p text:style-name="Text_20_body">}</text:p>
      <text:p text:style-name="Text_20_body">console.log(new_string);</text:p>
      <text:p text:style-name="Text_20_body"><text:soft-page-break/><text:s text:c="2"/></text:p>
      <text:p text:style-name="Text_20_body"/>
      <text:p text:style-name="Text_20_body"><text:s/>// 3 <text:s/>Write a code to print from last to first with spaces (Make sure there is no space after the last element 1)</text:p>
      <text:p text:style-name="Text_20_body"><text:s/>var new_string = "";</text:p>
      <text:p text:style-name="Text_20_body"><text:s/>for (var i = 10; i &gt;= 0; i--) {</text:p>
      <text:p text:style-name="Text_20_body"><text:s/>new_string += numsArr[i]+ " " ;</text:p>
      <text:p text:style-name="Text_20_body">}</text:p>
      <text:p text:style-name="Text_20_body">console.log(new_string);</text:p>
      <text:p text:style-name="Text_20_body"/>
      <text:p text:style-name="Text_20_body"/>
      <text:p text:style-name="Text_20_body">// 4 <text:s/>Write a code to replace the array value — If the number is even, replace it with ‘even’.</text:p>
      <text:p text:style-name="Text_20_body">var numsArr = [ 1, 2, 3, 4, 5, 6, 7, 8, 9, 10, 11];</text:p>
      <text:p text:style-name="Text_20_body">for (var i = 0; i &lt;=10; i++) {</text:p>
      <text:p text:style-name="Text_20_body"><text:s/>if(numsArr[i] %2 == 0 )</text:p>
      <text:p text:style-name="Text_20_body"><text:s/>{</text:p>
      <text:p text:style-name="Text_20_body"><text:s/>numsArr[i] = 'even';</text:p>
      <text:p text:style-name="Text_20_body"><text:s/>}</text:p>
      <text:p text:style-name="Text_20_body">}</text:p>
      <text:p text:style-name="Text_20_body">console.log(numsArr);</text:p>
      <text:p text:style-name="Text_20_body"/>
      <text:p text:style-name="Text_20_body">// 5 <text:s/>Write a code to replace the array value — If the index is even, replace it with ‘even’.</text:p>
      <text:p text:style-name="Text_20_body"/>
      <text:p text:style-name="Text_20_body">var numsArr = [ 1, 2, 3, 4, 5, 6, 7, 8, 9, 10, 11];</text:p>
      <text:p text:style-name="Text_20_body">for (var i = 0; i &lt;=10; i++) {</text:p>
      <text:p text:style-name="Text_20_body"><text:s/>if(i %2 == 0 )</text:p>
      <text:p text:style-name="Text_20_body"><text:s/>{</text:p>
      <text:p text:style-name="Text_20_body"><text:s text:c="2"/>numsArr[i] = 'even';</text:p>
      <text:p text:style-name="Text_20_body"><text:s/>}</text:p>
      <text:p text:style-name="Text_20_body">}</text:p>
      <text:p text:style-name="Text_20_body">console.log(numsArr);</text:p>
      <text:p text:style-name="Text_20_body"/>
      <text:p text:style-name="Text_20_body"><text:soft-page-break/>// <text:s/>6 <text:s/>Write a code to add all the numbers in the array</text:p>
      <text:p text:style-name="Text_20_body"/>
      <text:p text:style-name="Text_20_body"><text:s/>var sum=0;</text:p>
      <text:p text:style-name="Text_20_body"/>
      <text:p text:style-name="Text_20_body">var numsArr = [ 1, 2, 3, 4, 5, 6, 7, 8, 9, 10, 11];</text:p>
      <text:p text:style-name="Text_20_body">for (var i = 0; i &lt;=10; i++) {</text:p>
      <text:p text:style-name="Text_20_body"><text:s/>sum += numsArr[i];</text:p>
      <text:p text:style-name="Text_20_body">}</text:p>
      <text:p text:style-name="Text_20_body">console.log(sum);</text:p>
      <text:p text:style-name="Text_20_body"/>
      <text:p text:style-name="Text_20_body"/>
      <text:p text:style-name="Text_20_body">// 7 <text:s/>Write a code to add the even numbers only</text:p>
      <text:p text:style-name="Text_20_body"/>
      <text:p text:style-name="Text_20_body">var numsArr = [ 1, 2, 3, 4, 5, 6, 7, 8, 9, 10, 11];</text:p>
      <text:p text:style-name="Text_20_body">var sum=0;</text:p>
      <text:p text:style-name="Text_20_body">for (var i = 0; i &lt;10; i++) {</text:p>
      <text:p text:style-name="Text_20_body"><text:s/>if(numsArr[i]%2==0) {</text:p>
      <text:p text:style-name="Text_20_body"><text:s text:c="7"/>sum += numsArr[i];</text:p>
      <text:p text:style-name="Text_20_body"/>
      <text:p text:style-name="Text_20_body"><text:s/>}</text:p>
      <text:p text:style-name="Text_20_body">}</text:p>
      <text:p text:style-name="Text_20_body">console.log(sum);</text:p>
      <text:p text:style-name="Text_20_body"/>
      <text:p text:style-name="Text_20_body"/>
      <text:p text:style-name="Text_20_body">// <text:s/>8 <text:s/>Write a code to add the even numbers and subract the odd numbers</text:p>
      <text:p text:style-name="Text_20_body">var numsArr = [ 1, 2, 3, 4, 5, 6, 7, 8, 9, 10, 11];</text:p>
      <text:p text:style-name="Text_20_body">var sum=100;</text:p>
      <text:p text:style-name="Text_20_body">for (var i = 0; i &lt;=10; i++) {</text:p>
      <text:p text:style-name="Text_20_body"><text:s/>if(numsArr[i]%2==0)</text:p>
      <text:p text:style-name="Text_20_body"><text:s/>{</text:p>
      <text:p text:style-name="Text_20_body"><text:s/>sum += numsArr[i];</text:p>
      <text:p text:style-name="Text_20_body"><text:s/>}</text:p>
      <text:p text:style-name="Text_20_body"><text:soft-page-break/><text:s/>else</text:p>
      <text:p text:style-name="Text_20_body"><text:s/>{</text:p>
      <text:p text:style-name="Text_20_body"><text:s/>sum -= numsArr[i];</text:p>
      <text:p text:style-name="Text_20_body"><text:s/>}</text:p>
      <text:p text:style-name="Text_20_body">}</text:p>
      <text:p text:style-name="Text_20_body">console.log(sum);</text:p>
      <text:p text:style-name="Text_20_body"/>
      <text:p text:style-name="Text_20_body"/>
      <text:p text:style-name="Text_20_body">// 9 Write a code to print inner arrays</text:p>
      <text:p text:style-name="Text_20_body">var numsArr = [[1, 2, 3, 4, 5],[ 6, 7, 8, 9, 10, 11]];</text:p>
      <text:p text:style-name="Text_20_body">for (var i = 0; i &lt; numsArr.length; i++) {</text:p>
      <text:p text:style-name="Text_20_body"><text:s text:c="12"/></text:p>
      <text:p text:style-name="Text_20_body"><text:s text:c="8"/>console.log(numsArr[i]);</text:p>
      <text:p text:style-name="Text_20_body">}</text:p>
      <text:p text:style-name="Text_20_body"><text:line-break/></text:p>
      <text:p text:style-name="Preformatted_20_Text"/>
      <text:p text:style-name="Text_20_body"><text:bookmark text:name="fff6"/>//<text:span text:style-name="T2">11 <text:s/></text:span>Write a code to print elements in the inner arrays<text:line-break/></text:p>
      <text:p text:style-name="Text_20_body"/>
      <text:p text:style-name="Text_20_body">var numsArr = [[1, 2, 3, 4, 5],[ 6, 7, 8, 9, 10, 11]];</text:p>
      <text:p text:style-name="Text_20_body">var str='';</text:p>
      <text:p text:style-name="Text_20_body">for (var i = 0; i &lt; numsArr.length; i++) {</text:p>
      <text:p text:style-name="Text_20_body"><text:s/>var inner_array = numsArr[i];</text:p>
      <text:p text:style-name="Text_20_body"><text:s/>for(var j = 0 ; j &lt; inner_array.length;j++ )</text:p>
      <text:p text:style-name="Text_20_body"><text:s text:c="6"/>str = str + <text:s/>inner_array[j];</text:p>
      <text:p text:style-name="Text_20_body"/>
      <text:p text:style-name="Text_20_body">}</text:p>
      <text:p text:style-name="Text_20_body"><text:s text:c="12"/>console.log(str);</text:p>
      <text:p text:style-name="Preformatted_20_Text"/>
      <text:p text:style-name="Text_20_body"/>
      <text:p text:style-name="Text_20_body"><text:bookmark text:name="fce8"/>// <text:span text:style-name="T2">12 </text:span>Write a code to replace the array value — If the index is even, replace it with ‘even’.</text:p>
      <text:p text:style-name="Text_20_body"/>
      <text:p text:style-name="Preformatted_20_Text"><text:bookmark text:name="7b21"/>var numsArr = [[1, 2, 3, 4, 5],[ 6, 7, 8, 9, 10, 11]];</text:p>
      <text:p text:style-name="Preformatted_20_Text"><text:soft-page-break/>var str_all=0;<text:bookmark text:name="b8e6"/>for (var i = 0; i &lt; numsArr.length; i++) {</text:p>
      <text:p text:style-name="Preformatted_20_Text"><text:s/>var inner_array = numsArr[i];</text:p>
      <text:p text:style-name="Preformatted_20_Text"><text:s/>for(var j = 0 ; j &lt; inner_array.length;i++ )</text:p>
      <text:p text:style-name="Preformatted_20_Text"><text:s text:c="6"/>if(numsArr[i] %2 == 0 )</text:p>
      <text:p text:style-name="Preformatted_20_Text"><text:s text:c="6"/>{</text:p>
      <text:p text:style-name="Preformatted_20_Text"><text:s text:c="9"/>numsArr[i] = even</text:p>
      <text:p text:style-name="Preformatted_20_Text"><text:s text:c="7"/>}</text:p>
      <text:p text:style-name="Preformatted_20_Text">}</text:p>
      <text:p text:style-name="Preformatted_20_Text">console.log(numsArr);</text:p>
      <text:p text:style-name="Text_20_body"><text:bookmark text:name="d96f"/>// <text:span text:style-name="T2">13 </text:span>Write a code to print elements in the inner arrays in reverse<text:line-break/></text:p>
      <text:p text:style-name="Preformatted_20_Text">var numsArr = [[1, 2, 3, 4, 5],[ 6, 7, 8, 9, 10, 11]];</text:p>
      <text:p text:style-name="Preformatted_20_Text"/>
      <text:p text:style-name="Preformatted_20_Text">var arr = []</text:p>
      <text:p text:style-name="Preformatted_20_Text">for (var i = 0; i &lt; numsArr.length; i++) {</text:p>
      <text:p text:style-name="Preformatted_20_Text"><text:s/>var inner_array = numsArr[i];</text:p>
      <text:p text:style-name="Preformatted_20_Text"><text:s/>for(var j = 0 ; j &lt; inner_array.length;j++ )</text:p>
      <text:p text:style-name="Preformatted_20_Text"><text:s text:c="7"/>arr.push(inner_array[j]);</text:p>
      <text:p text:style-name="Preformatted_20_Text"/>
      <text:p text:style-name="Preformatted_20_Text">}</text:p>
      <text:p text:style-name="Preformatted_20_Text"><text:s text:c="5"/>arr.reverse();</text:p>
      <text:p text:style-name="Preformatted_20_Text"><text:s text:c="2"/>var newString = ' ';</text:p>
      <text:p text:style-name="Preformatted_20_Text"><text:s/>for (var k = 0 ; k &lt; arr.length; k++) { </text:p>
      <text:p text:style-name="Preformatted_20_Text"><text:s text:c="8"/>newString += arr[k] + ' '; </text:p>
      <text:p text:style-name="Preformatted_20_Text"><text:s text:c="4"/>}</text:p>
      <text:p text:style-name="Preformatted_20_Text"><text:s text:c="4"/>console.log(newString.trim());</text:p>
      <text:p text:style-name="Text_20_body"/>
      <text:p text:style-name="Text_20_body"><text:bookmark text:name="23ab"/>// <text:span text:style-name="T2">14 </text:span>Write a code to add elements in the inner arrays based on odd or even values<text:line-break/></text:p>
      <text:p text:style-name="Preformatted_20_Text"><text:bookmark text:name="2f96"/>var numsArr = [[1, 2, 3, 4, 5],[ 6, 7, 8, 9, 10, 11]];</text:p>
      <text:p text:style-name="Preformatted_20_Text">var sum_odd=0;</text:p>
      <text:p text:style-name="Preformatted_20_Text">var sum_even=0;<text:bookmark text:name="10a4"/>for (var i = 0; i &lt; numsArr.length; i++) {</text:p>
      <text:p text:style-name="Preformatted_20_Text"><text:s/>var inner_array = numsArr[i];</text:p>
      <text:p text:style-name="Preformatted_20_Text"><text:s/>for(var j = 0 ; j &lt; inner_array.length;j++ ){</text:p>
      <text:p text:style-name="Preformatted_20_Text"><text:s/>if(numsArr[i]%2!=0)</text:p>
      <text:p text:style-name="Preformatted_20_Text"><text:s/>{</text:p>
      <text:p text:style-name="Preformatted_20_Text"><text:s/>sum_odd += numsArr[i]</text:p>
      <text:p text:style-name="Preformatted_20_Text"><text:s/>}</text:p>
      <text:p text:style-name="Preformatted_20_Text"><text:s/>else</text:p>
      <text:p text:style-name="Preformatted_20_Text"><text:s/>{</text:p>
      <text:p text:style-name="Preformatted_20_Text"><text:s/>sum_even += numsArr[i]</text:p>
      <text:p text:style-name="Preformatted_20_Text"><text:s/>}</text:p>
      <text:p text:style-name="Preformatted_20_Text">}</text:p>
      <text:p text:style-name="Preformatted_20_Text">}</text:p>
      <text:p text:style-name="Preformatted_20_Text">console.log(sum_odd);</text:p>
      <text:p text:style-name="Preformatted_20_Text">console.log(sum_even);</text:p>
      <text:p text:style-name="Text_20_body"/>
      <text:p text:style-name="Text_20_body"/>
      <text:h text:style-name="P1" text:outline-level="1"><text:bookmark text:name="2321"/>GUVI: Zen Class — Part 3: Find the culprits and nail them — debugging javascript</text:h>
      <text:p text:style-name="P2"><text:bookmark text:name="b427"/><text:span text:style-name="Strong_20_Emphasis"><text:span text:style-name="T1">Fix the code to get the largest of three.</text:span></text:span></text:p>
      <text:p text:style-name="P3"><text:soft-page-break/></text:p>
      <text:p text:style-name="P5">// 1 </text:p>
      <text:p text:style-name="P5">let f,s,t;</text:p>
      <text:p text:style-name="P5">aa = (f,s,t) =&gt; {</text:p>
      <text:p text:style-name="P5"/>
      <text:p text:style-name="P5"><text:s/>if(f&gt;s &amp;&amp;f&gt;t){</text:p>
      <text:p text:style-name="P5"><text:s/>console.log(f)}</text:p>
      <text:p text:style-name="P5"><text:s/>else if(s&gt;f &amp;&amp; s&gt;t){</text:p>
      <text:p text:style-name="P5"><text:s/>console.log(s)}</text:p>
      <text:p text:style-name="P5"><text:s/>else{</text:p>
      <text:p text:style-name="P5"><text:s/>console.log(t)}</text:p>
      <text:p text:style-name="P5">}</text:p>
      <text:p text:style-name="P5">aa(1,2,3);</text:p>
      <text:p text:style-name="P5"/>
      <text:p text:style-name="P5">// 2 <text:s/>Fix the code to Sum of the digits present in the number</text:p>
      <text:p text:style-name="P5"/>
      <text:p text:style-name="P5">let n = 123;</text:p>
      <text:p text:style-name="P5">function add(n)</text:p>
      <text:p text:style-name="P5">{</text:p>
      <text:p text:style-name="P5"><text:s text:c="5"/>var sum = 0;</text:p>
      <text:p text:style-name="P5"><text:s text:c="4"/>while (n != 0) {</text:p>
      <text:p text:style-name="P5"><text:s text:c="8"/>sum = sum + n % 10;</text:p>
      <text:p text:style-name="P5"><text:s text:c="8"/>n = n / 10;</text:p>
      <text:p text:style-name="P5"><text:s text:c="4"/>}</text:p>
      <text:p text:style-name="P5"><text:s text:c="4"/>return parseInt(sum);</text:p>
      <text:p text:style-name="P5"/>
      <text:p text:style-name="P5">}</text:p>
      <text:p text:style-name="P5"><text:soft-page-break/>console.log(add(n));</text:p>
      <text:p text:style-name="P5"/>
      <text:p text:style-name="P5"/>
      <text:p text:style-name="P5">// 3 <text:s/>Fix the code to Sum of all numbers using IIFE function</text:p>
      <text:p text:style-name="P5">let sum = 0;</text:p>
      <text:p text:style-name="P5">var arr = [9,8,5,6,4,3,2,1];</text:p>
      <text:p text:style-name="P5">(function() {</text:p>
      <text:p text:style-name="P5">for (var i = 0; i &lt; arr.length; i++){</text:p>
      <text:p text:style-name="P5"><text:s text:c="6"/>sum += arr[i];</text:p>
      <text:p text:style-name="P5">}</text:p>
      <text:p text:style-name="P5">return sum;</text:p>
      <text:p text:style-name="P5">})();</text:p>
      <text:p text:style-name="P5">console.log(sum);</text:p>
      <text:p text:style-name="P5"/>
      <text:p text:style-name="P5">// 4 Fix the code to gen Title caps.</text:p>
      <text:p text:style-name="P5"><text:s/>var arr = ["guvi", "geek", "zen", "fullstack"];</text:p>
      <text:p text:style-name="P5"><text:s/>var arr1 = [];</text:p>
      <text:p text:style-name="P5">var ano = function(arr) {</text:p>
      <text:p text:style-name="P5"><text:s/>for (var i = 0; i &lt; arr.length; i++) {</text:p>
      <text:p text:style-name="P5"><text:s text:c="4"/>arr1.push(arr[i][0].toUpperCase() + arr[i].substr(1));</text:p>
      <text:p text:style-name="P5"><text:s/>}</text:p>
      <text:p text:style-name="P5">}</text:p>
      <text:p text:style-name="P5">ano(arr);</text:p>
      <text:p text:style-name="P5">console.log(arr1);</text:p>
      <text:p text:style-name="P5"/>
      <text:p text:style-name="P5">// <text:span text:style-name="T3">5 </text:span>Fix the code to return the Prime numbers</text:p>
      <text:p text:style-name="P5"/>
      <text:p text:style-name="P5"><text:soft-page-break/>const newArray=[1,3,2,5,10];</text:p>
      <text:p text:style-name="P5">const myPrime=newArray.filter(num=&gt;{</text:p>
      <text:p text:style-name="P5"><text:s text:c="4"/>if (num == 1) {</text:p>
      <text:p text:style-name="P5"><text:s text:c="8"/>return false <text:s text:c="2"/>} </text:p>
      <text:p text:style-name="P5"><text:s text:c="4"/>for(let i=2;i&lt;Math.sqrt(num);i++){</text:p>
      <text:p text:style-name="P5"><text:s text:c="5"/>if(num%i===0)</text:p>
      <text:p text:style-name="P5"><text:s text:c="3"/>{</text:p>
      <text:p text:style-name="P5"><text:s text:c="7"/>return false;</text:p>
      <text:p text:style-name="P5"><text:s text:c="3"/>}</text:p>
      <text:p text:style-name="P5"><text:s/>}</text:p>
      <text:p text:style-name="P5"><text:s/>return true;</text:p>
      <text:p text:style-name="P5">});</text:p>
      <text:p text:style-name="P5">console.log(myPrime);</text:p>
      <text:p text:style-name="P5"/>
      <text:p text:style-name="P5">//<text:span text:style-name="T3">6 </text:span><text:s/>Fix the code to sum the number in that array</text:p>
      <text:p text:style-name="P5">var num = [10, 20, 30, 40,50,60,70,80,90,100] </text:p>
      <text:p text:style-name="P5"><text:span text:style-name="T3">c</text:span>onst sum1 = num.reduce((acc,e)=&gt;acc+e,0);</text:p>
      <text:p text:style-name="P5">console.log(sum1);</text:p>
      <text:p text:style-name="P5"/>
      <text:p text:style-name="P5">//<text:span text:style-name="T3">7 </text:span><text:s/>Fix the code to rotate an array by k times and return rotated array using IIFE function</text:p>
      <text:p text:style-name="P5">var arr = [1, 2, 3, 6, 8, 6, 1, 9, 10, 12, 13];</text:p>
      <text:p text:style-name="P5">var k = 3;</text:p>
      <text:p text:style-name="P5">k = arr.length % k;</text:p>
      <text:p text:style-name="P5">(function() {</text:p>
      <text:p text:style-name="P5"><text:s/>out = <text:span text:style-name="T4">[]</text:span>;</text:p>
      <text:p text:style-name="P5"><text:s/>out = arr.slice(k + 1, arr.length);</text:p>
      <text:p text:style-name="P5"><text:soft-page-break/><text:s/>var count = out.length;</text:p>
      <text:p text:style-name="P5"><text:s/>for (var i = 0; i &lt; k + 1; i++) {</text:p>
      <text:p text:style-name="P5"><text:s/>out[count] = arr[i];</text:p>
      <text:p text:style-name="P5"><text:s/>count += 1;</text:p>
      <text:p text:style-name="P5"><text:s/>}</text:p>
      <text:p text:style-name="P5"><text:s/>console.log(out);</text:p>
      <text:p text:style-name="P5"><text:s text:c="2"/></text:p>
      <text:p text:style-name="P5">})();</text:p>
      <text:p text:style-name="P5"/>
      <text:p text:style-name="P5">// <text:span text:style-name="T3">8</text:span>Fix the code to gen Title caps.</text:p>
      <text:p text:style-name="P5"><text:s/>var arr = ["guvi", "geek", "zen", "fullstack"];</text:p>
      <text:p text:style-name="P5"><text:s/>var ee1 = [ ];</text:p>
      <text:p text:style-name="P5">var ee = (function() {</text:p>
      <text:p text:style-name="P5"><text:s/>for (var i = 0; i &lt; arr.length; i++) {</text:p>
      <text:p text:style-name="P5"><text:s text:c="2"/>ee1.push(arr[i][0].toUpperCase() + arr[i].substr(1));</text:p>
      <text:p text:style-name="P5"><text:s/>}</text:p>
      <text:p text:style-name="P5">})();</text:p>
      <text:p text:style-name="P5">console.log(ee1);</text:p>
      <text:p text:style-name="P5"/>
      <text:p text:style-name="P5"/>
      <text:p text:style-name="P5">//<text:span text:style-name="T3">9</text:span> print all odd numbers in an array using IIFE function</text:p>
      <text:p text:style-name="P5">var arr = [1, 2, 3, 5, 7, 79, 7, 2, 6, 9, 4];</text:p>
      <text:p text:style-name="P5">(function() {</text:p>
      <text:p text:style-name="P5"><text:s/>for (var i = 0; i &lt; arr.length; i++) {</text:p>
      <text:p text:style-name="P5"><text:s/>if (arr[i] % 2 !== 0) {</text:p>
      <text:p text:style-name="P5"><text:s/>console.log(arr[i]);</text:p>
      <text:p text:style-name="P5"><text:s/>}}</text:p>
      <text:p text:style-name="P5"><text:soft-page-break/>})();</text:p>
      <text:p text:style-name="P5"/>
      <text:p text:style-name="P5">//<text:span text:style-name="T3">10</text:span> Fix the code to reverse.</text:p>
      <text:p text:style-name="P5">(function(str){</text:p>
      <text:p text:style-name="P5"><text:s/>str1 = str.split("").reverse().join("");</text:p>
      <text:p text:style-name="P5"><text:s/>console.log(str1); </text:p>
      <text:p text:style-name="P5">})("abcd")</text:p>
      <text:p text:style-name="P5"/>
      <text:p text:style-name="P5"/>
      <text:p text:style-name="P5">// <text:span text:style-name="T3">11 </text:span>Fix the code to remove duplicates.</text:p>
      <text:p text:style-name="P5"/>
      <text:p text:style-name="P5"><text:s/></text:p>
      <text:p text:style-name="P5">var newArr = [];</text:p>
      <text:p text:style-name="P5">var res = function(arr){</text:p>
      <text:p text:style-name="P5">for(var i=0; i &lt; arr.length; i++){</text:p>
      <text:p text:style-name="P5"><text:s text:c="6"/>if(newArr.indexOf(arr[i]) === -1) {</text:p>
      <text:p text:style-name="P5"><text:s text:c="8"/>newArr.push(arr[i]);</text:p>
      <text:p text:style-name="P5"><text:s text:c="7"/>}</text:p>
      <text:p text:style-name="P5">}</text:p>
      <text:p text:style-name="P5"><text:s/>console.log(newArr)</text:p>
      <text:p text:style-name="P5">}</text:p>
      <text:p text:style-name="P5">res(["guvi","geek","guvi","duplicate","geeK"]);</text:p>
      <text:p text:style-name="P5"/>
      <text:p text:style-name="P5">//<text:span text:style-name="T3">12 </text:span><text:s/>Fix the code to give the below output:</text:p>
      <text:p text:style-name="P5">var array =[[["firstname","vasanth"],["lastname","Raje"],["age",24],["role","JSWizard"]],[["firstname","Sri"],["lastname","Devi"],["age",28],["role", "Coder"]]];</text:p>
      <text:p text:style-name="P5">var final=[];</text:p>
      <text:p text:style-name="P5"><text:soft-page-break/>new_object = { };</text:p>
      <text:p text:style-name="P5">while(array.length!=0)</text:p>
      <text:p text:style-name="P5">{</text:p>
      <text:p text:style-name="P5"><text:s/>var outer_remove = array.shift();</text:p>
      <text:p text:style-name="P5"><text:s/></text:p>
      <text:p text:style-name="P5"/>
      <text:p text:style-name="P5"><text:s/>while(outer_remove.length!=0)</text:p>
      <text:p text:style-name="P5"><text:s/>{</text:p>
      <text:p text:style-name="P5"><text:s/>var inner_remove = outer_remove.shift()</text:p>
      <text:p text:style-name="P5"/>
      <text:p text:style-name="P5"><text:s/>var key = inner_remove[0]</text:p>
      <text:p text:style-name="P5"><text:s/>var value =inner_remove[1]</text:p>
      <text:p text:style-name="P5"><text:s/>new_object[key]=value;</text:p>
      <text:p text:style-name="P5"><text:s/>}</text:p>
      <text:p text:style-name="P5"><text:s/>final.push(new_object)</text:p>
      <text:p text:style-name="P5">}</text:p>
      <text:p text:style-name="P5">console.log(final)</text:p>
      <text:p text:style-name="P5"/>
      <text:p text:style-name="P5"/>
      <text:p text:style-name="P5">//<text:span text:style-name="T3">13</text:span> Sum of odd numbers in an array</text:p>
      <text:p text:style-name="P5"/>
      <text:p text:style-name="P5"><text:s/>var as=[12,34,5,6,2,56,6,2,1];</text:p>
      <text:p text:style-name="P5">var s1=as.reduce(function(a,c){</text:p>
      <text:p text:style-name="P5"><text:s/>if(c%2!=0)</text:p>
      <text:p text:style-name="P5"><text:s/>{</text:p>
      <text:p text:style-name="P5"><text:s/>return a+c;</text:p>
      <text:p text:style-name="P5"><text:s/>}</text:p>
      <text:p text:style-name="P5"><text:soft-page-break/><text:s/>return a;</text:p>
      <text:p text:style-name="P5"><text:s text:c="4"/></text:p>
      <text:p text:style-name="P5">});</text:p>
      <text:p text:style-name="P5">console.log(s1);</text:p>
      <text:p text:style-name="P5"/>
      <text:p text:style-name="P5">// <text:span text:style-name="T3">14 </text:span><text:s/>Swap the odd and even digits</text:p>
      <text:p text:style-name="P19">Ans : aa = data=&gt;{</text:p>
      <text:p text:style-name="P19"><text:s/>var a=data;</text:p>
      <text:p text:style-name="P19"><text:s/>var l='';</text:p>
      <text:p text:style-name="P19">for(i=0;i&lt;a.length-1;i++){</text:p>
      <text:p text:style-name="P19"><text:s/></text:p>
      <text:p text:style-name="P19"><text:s/>var s=a[i+1]</text:p>
      <text:p text:style-name="P19"><text:s/>var b=a[i]</text:p>
      <text:p text:style-name="P19"><text:s/>l+=s</text:p>
      <text:p text:style-name="P19"><text:s/>l+=b</text:p>
      <text:p text:style-name="P19"><text:s/>i=i+1</text:p>
      <text:p text:style-name="P19">}</text:p>
      <text:p text:style-name="P19">if((a.length%2)!==0){</text:p>
      <text:p text:style-name="P19"><text:s/>l+=a[a.length-1]</text:p>
      <text:p text:style-name="P19">}</text:p>
      <text:p text:style-name="P19">console.log(l);</text:p>
      <text:p text:style-name="P19">}</text:p>
      <text:p text:style-name="P19">aa("12345");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rter" svg:font-family="charter, Georgia, Cambria, 'Times New Roman', Times, serif"/>
    <style:font-face style:name="sohne" svg:font-family="sohne, 'Helvetica Neue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25:35.479024693</meta:creation-date>
    <meta:generator>LibreOffice/6.4.7.2$Linux_X86_64 LibreOffice_project/40$Build-2</meta:generator>
    <dc:date>2021-08-21T17:05:11.971570429</dc:date>
    <meta:editing-duration>PT6H54M54S</meta:editing-duration>
    <meta:editing-cycles>10</meta:editing-cycles>
    <meta:document-statistic meta:table-count="0" meta:image-count="0" meta:object-count="0" meta:page-count="22" meta:paragraph-count="745" meta:word-count="2545" meta:character-count="14675" meta:non-whitespace-character-count="12352"/>
  </office:meta>
</office:document-meta>
</file>